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474f" loext:opacity="100%" style:font-name="Montserrat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7474f" loext:opacity="100%" style:font-name="Montserrat" fo:font-size="12pt" fo:letter-spacing="normal" fo:font-style="normal" fo:font-weight="normal" fo:background-color="#ffdbb6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7474f" loext:opacity="100%" style:font-name="Montserrat" fo:font-size="12pt" fo:letter-spacing="normal" fo:font-style="normal" fo:font-weight="normal" fo:background-color="#ffdbb6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7474f" loext:opacity="100%" style:font-name="Montserrat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37474f" loext:opacity="100%" style:font-name="Montserrat" fo:font-size="12pt" fo:letter-spacing="normal" fo:font-style="normal" fo:font-weight="normal" fo:background-color="#ffdbb6" loext:char-shading-value="0" style:font-size-asian="12pt" style:font-size-complex="12pt"/>
    </style:style>
    <style:style style:name="T2" style:family="text">
      <style:text-properties fo:font-variant="normal" fo:text-transform="none" fo:color="#37474f" loext:opacity="100%" style:font-name="Montserrat" fo:font-size="12pt" fo:letter-spacing="normal" fo:font-style="normal" fo:font-weight="bold" fo:background-color="#ffdbb6" loext:char-shading-value="0" style:font-size-asian="12pt" style:font-size-complex="12pt"/>
    </style:style>
    <style:style style:name="T3" style:family="text">
      <style:text-properties fo:background-color="#ffdbb6" loext:char-shading-value="0"/>
    </style:style>
    <style:style style:name="T4" style:family="text">
      <style:text-properties fo:background-color="#ffdbb6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nim una col·lecció d'Objectes Restaurant a la ciutat de Nova York, i necessitem algunes consultes... pots ajudar-nos?</text:p>
      <text:list text:style-name="L1">
        <text:list-item>
          <text:p text:style-name="P3">Escriu una consulta per mostrar tots els documents en la col·lecció Restaurants.</text:p>
        </text:list-item>
        <text:list-item>
          <text:p text:style-name="P3">Escriu una consulta per mostrar el restaurant_id, name, borough i cuisine per tots els documents en la col·lecció Restaurants.</text:p>
        </text:list-item>
        <text:list-item>
          <text:p text:style-name="P3">Escriu una consulta per mostrar el restaurant_id, name, borough i cuisine, però exclou el camp _id per tots els documents en la col·lecció Restaurants.</text:p>
        </text:list-item>
        <text:list-item>
          <text:p text:style-name="P3">Escriu una consulta per mostrar restaurant_id, name, borough i zip code, però exclou el camp _id per tots els documents en la col·lecció Restaurants.</text:p>
        </text:list-item>
        <text:list-item>
          <text:p text:style-name="P3">Escriu una consulta per mostrar tots els restaurants que estan en el Bronx.</text:p>
        </text:list-item>
        <text:list-item>
          <text:p text:style-name="P3">Escriu una consulta per mostrar els primers 5 restaurants que estan en el Bronx.</text:p>
        </text:list-item>
        <text:list-item>
          <text:p text:style-name="P3">Escriu una consulta per mostrar el pròxim 5 restaurants després de saltar els primers 5 del Bronx.</text:p>
        </text:list-item>
        <text:list-item>
          <text:p text:style-name="P3">Escriu una consulta per trobar els restaurants que tenen un score de més de 90.</text:p>
        </text:list-item>
        <text:list-item>
          <text:p text:style-name="P3">Escriu una consulta per trobar els restaurants que tenen un score de més de 80 però menys que 100.</text:p>
        </text:list-item>
        <text:list-item>
          <text:p text:style-name="P3">Escriu una consulta per trobar els restaurants que es localitzen en valor de latitud menys de -95.754168.</text:p>
        </text:list-item>
        <text:list-item>
          <text:p text:style-name="P3">Escriu una consulta de MongoDB per a trobar els restaurants que no preparen cap cuisine de 'American' i la seva qualificació és superior a 70 i latitud inferior a -65.754168.</text:p>
        </text:list-item>
        <text:list-item>
          <text:p text:style-name="P6"><text:span text:style-name="T1">Escriu una consulta per trobar els restaurants que no preparen cap cuisine de 'American' i van aconseguir un marcador més de 70 i localitzat en la longitud menys que -65.754168. </text:span><text:span text:style-name="Strong_20_Emphasis"><text:span text:style-name="T2">Nota</text:span></text:span><text:span text:style-name="T1">: Fes aquesta consulta sense utilitzar $and operador.</text:span></text:p>
        </text:list-item>
        <text:list-item>
          <text:p text:style-name="P3">Escriu una consulta per trobar els restaurants que no preparen cap cuisine de 'American' i van obtenir un punt de grau 'A' no pertany a Brooklyn. S'ha de mostrar el document segons la cuisine en ordre descendent.</text:p>
        </text:list-item>
        <text:list-item>
          <text:p text:style-name="P3"><text:soft-page-break/>Escriu una consulta per trobar el restaurant_id, name, borough i cuisine per a aquells restaurants que contenen 'Wil' com les tres primeres lletres en el seu nom.</text:p>
        </text:list-item>
        <text:list-item>
          <text:p text:style-name="P3">Escriu una consulta per trobar el restaurant_id, name, borough i cuisine per a aquells restaurants que contenen 'ces' com les últimes tres lletres en el seu nom.</text:p>
        </text:list-item>
        <text:list-item>
          <text:p text:style-name="P3">Escriu una consulta per trobar el restaurant_id, name, borough i cuisine per a aquells restaurants que contenen 'Reg' com tres lletres en algun lloc en el seu nom.</text:p>
        </text:list-item>
        <text:list-item>
          <text:p text:style-name="P3">Escriu una consulta per trobar els restaurants que pertanyen al Bronx i van preparar qualsevol plat americà o xinès.</text:p>
        </text:list-item>
        <text:list-item>
          <text:p text:style-name="P3">Escriu una consulta per trobar el restaurant_id, name, borough i cuisine per a aquells restaurants que pertanyen a Staten Island o Queens o Bronx o Brooklyn.</text:p>
        </text:list-item>
        <text:list-item>
          <text:p text:style-name="P3">Escriu una consulta per trobar el restaurant_id, name, borough i cuisine per a aquells restaurants que no pertanyen a Staten Island o Queens o Bronx o Brooklyn.</text:p>
        </text:list-item>
        <text:list-item>
          <text:p text:style-name="P3">Escriu una consulta per trobar el restaurant_id, name, borough i cuisine per a aquells restaurants que aconsegueixin un marcador que no és més de 10.</text:p>
        </text:list-item>
        <text:list-item>
          <text:p text:style-name="P3">Escriu una consulta per trobar el restaurant_id, name, borough i cuisine per a aquells restaurants que preparen peix excepte 'American' i 'Chinees' o el name del restaurant comença amb lletres 'Wil'.</text:p>
        </text:list-item>
        <text:list-item>
          <text:p text:style-name="P4">Escriu una consulta per trobar el restaurant_id, name, i grades per a aquells restaurants que aconsegueixin un grau "A" i un score 11 en dades d'estudi ISODate "2014-08-11T00:00:00Z".</text:p>
        </text:list-item>
        <text:list-item>
          <text:p text:style-name="P4">Escriu una consulta per trobar el restaurant_id, name i grades per a aquells restaurants on el 2n element de varietat de graus conté un grau de "A" i marcador 9 sobre un ISODate "2014-08-11T00:00:00Z".</text:p>
        </text:list-item>
        <text:list-item>
          <text:p text:style-name="P4">Escriu una consulta per trobar el restaurant_id, name, adreça i ubicació geogràfica per a aquells restaurants on el segon element del array coord conté un valor que és més de 42 i fins a 52.</text:p>
        </text:list-item>
        <text:list-item>
          <text:p text:style-name="P4">Escriu una consulta per organitzar el nom dels restaurants en ordre ascendent juntament amb totes les columnes.</text:p>
        </text:list-item>
        <text:list-item>
          <text:p text:style-name="P4">Escriu una consulta per organitzar el nom dels restaurants en ordre descendent juntament amb totes les columnes.</text:p>
        </text:list-item>
        <text:list-item>
          <text:p text:style-name="P4">Escriu una consulta per organitzar el nom de la cuisine en ordre ascendent i pel mateix barri de cuisine. Ordre descendent.</text:p>
        </text:list-item>
        <text:list-item>
          <text:p text:style-name="P4"><text:soft-page-break/>Escriu una consulta per saber tant si totes les direccions contenen el carrer o no.</text:p>
        </text:list-item>
        <text:list-item>
          <text:p text:style-name="P5"><text:span text:style-name="T4">Escriu una consulta que seleccionarà tots els documents en la col·lecció de restaurants on el valor del camp coord és Double.</text:span></text:p>
        </text:list-item>
        <text:list-item>
          <text:p text:style-name="P4">Escriu una consulta que seleccionarà el restaurant_id, name i grade per a aquells restaurants que retornin 0 com a resta després de dividir el marcador per 7.</text:p>
        </text:list-item>
        <text:list-item>
          <text:p text:style-name="P4">Escriu una consulta per trobar el name de restaurant, borough, longitud i altitud i cuisine per a aquells restaurants que contenen 'mon' com tres lletres en algun lloc del seu nom.</text:p>
        </text:list-item>
        <text:list-item>
          <text:p text:style-name="P4">Escriu una consulta per trobar el name de restaurant, borough, longitud i latitud i cuisine per a aquells restaurants que contenen 'Mad' com primeres tres lletres del seu nom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7:37:29.182477105</meta:creation-date>
    <dc:date>2023-05-16T18:08:31.973181043</dc:date>
    <meta:editing-duration>P1DT17H58M36S</meta:editing-duration>
    <meta:editing-cycles>6</meta:editing-cycles>
    <meta:generator>LibreOffice/7.4.6.2$MacOSX_X86_64 LibreOffice_project/5b1f5509c2decdade7fda905e3e1429a67acd63d</meta:generator>
    <meta:document-statistic meta:table-count="0" meta:image-count="0" meta:object-count="0" meta:page-count="3" meta:paragraph-count="33" meta:word-count="813" meta:character-count="4776" meta:non-whitespace-character-count="4028"/>
  </office:meta>
</office:document-meta>
</file>